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7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431">
      <style:graphic-properties style:vertical-pos="middl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39">
      <style:graphic-properties draw:fill="none" draw:stroke="solid" svg:stroke-width="0.00694in" svg:stroke-color="#4472c4" draw:marker-end="a438" svg:stroke-opacity="100%" draw:stroke-linejoin="miter" svg:stroke-linecap="butt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3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draw:fill="none" draw:stroke="solid" svg:stroke-width="0.00694in" svg:stroke-color="#4472c4" draw:marker-end="a440" svg:stroke-opacity="100%" draw:stroke-linejoin="miter" svg:stroke-linecap="butt"/>
    </style:style>
    <style:style style:family="graphic" style:name="a36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3">
      <style:graphic-properties draw:fill="none" draw:stroke="solid" svg:stroke-width="0.00694in" svg:stroke-color="#4472c4" draw:marker-end="a442" svg:stroke-opacity="100%" draw:stroke-linejoin="miter" svg:stroke-linecap="butt"/>
    </style:style>
    <style:style style:family="graphic" style:name="a445">
      <style:graphic-properties draw:fill="none" draw:stroke="solid" svg:stroke-width="0.00694in" svg:stroke-color="#4472c4" draw:marker-end="a444" svg:stroke-opacity="100%" draw:stroke-linejoin="miter" svg:stroke-linecap="butt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 style:vertical-pos="middl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8" style:parent-style-name="Graphics">
      <style:graphic-properties draw:fill="none" draw:stroke="non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469">
      <style:graphic-properties draw:fill="none" draw:stroke="solid" svg:stroke-width="0.00694in" svg:stroke-color="#4472c4" draw:marker-end="a468" svg:stroke-opacity="100%" draw:stroke-linejoin="miter" svg:stroke-linecap="butt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35" draw:master-page-name="Master1-Layout1-title-Title-Slide" presentation:presentation-page-layout-name="Master1-PPL1" draw:id="Slide-256">
        <draw:frame draw:id="id63" presentation:style-name="a336" draw:name="Title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37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38" draw:master-page-name="Master1-Layout2-obj-Title-and-Content" presentation:presentation-page-layout-name="Master1-PPL2" draw:id="Slide-257">
        <draw:frame draw:id="id65" presentation:style-name="a339" draw:name="Title 1" svg:x="0.91667in" svg:y="0.47169in" svg:width="11.5in" svg:height="1.15454in" presentation:class="title" presentation:placeholder="true">
          <draw:text-box/>
          <svg:title/>
          <svg:desc/>
        </draw:frame>
        <draw:custom-shape svg:x="1.57576in" svg:y="2.98788in" svg:width="1.21818in" svg:height="1.4303in" draw:id="id66" draw:style-name="a342" draw:name="Flowchart: Process 3">
          <svg:title/>
          <svg:desc/>
          <text:p text:style-name="a341" text:class-names="" text:cond-style-name=""><text:span text:style-name="a340" text:class-names=""/></text:p>
          <draw:enhanced-geometry xmlns:dr3d="urn:oasis:names:tc:opendocument:xmlns:dr3d:1.0" draw:type="non-primitive" svg:viewBox="0 0 1 1" draw:enhanced-path="M ?f0 ?f0 L ?f1 ?f0 ?f1 ?f1 ?f0 ?f1 Z N" draw:text-areas="?f3 ?f3 ?f4 ?f4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svg:x="1.39091in" svg:y="3.22847in" svg:width="1.12424in" svg:height="1.33728in" draw:id="id67" draw:style-name="a345" draw:name="Flowchart: Process 4">
          <svg:title/>
          <svg:desc/>
          <text:p text:style-name="a344" text:class-names="" text:cond-style-name=""><text:span text:style-name="a343" text:class-names=""/></text:p>
          <draw:enhanced-geometry xmlns:dr3d="urn:oasis:names:tc:opendocument:xmlns:dr3d:1.0" draw:type="non-primitive" svg:viewBox="0 0 1 1" draw:enhanced-path="M ?f0 ?f0 L ?f1 ?f0 ?f1 ?f1 ?f0 ?f1 Z N" draw:text-areas="?f3 ?f3 ?f4 ?f4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svg:x="1.2in" svg:y="3.46906in" svg:width="1.07879in" svg:height="1.46427in" draw:id="id68" draw:style-name="a348" draw:name="Flowchart: Process 5">
          <svg:title/>
          <svg:desc/>
          <text:p text:style-name="a347" text:class-names="" text:cond-style-name=""><text:span text:style-name="a346" text:class-names=""/></text:p>
          <draw:enhanced-geometry xmlns:dr3d="urn:oasis:names:tc:opendocument:xmlns:dr3d:1.0" draw:type="non-primitive" svg:viewBox="0 0 1 1" draw:enhanced-path="M ?f0 ?f0 L ?f1 ?f0 ?f1 ?f1 ?f0 ?f1 Z N" draw:text-areas="?f3 ?f3 ?f4 ?f4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svg:x="1.20974in" svg:y="4.95043in" svg:width="0.99329in" svg:height="0.30293in" draw:id="id69" draw:style-name="a351" draw:name="Rectangle 6">
          <svg:title/>
          <svg:desc/>
          <text:p text:style-name="a350" text:class-names="" text:cond-style-name=""><text:span text:style-name="a349" text:class-names="">T timestep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7609in" svg:y="2.74235in" svg:width="1.34452in" svg:height="0.30293in" draw:id="id70" draw:style-name="a354" draw:name="Rectangle 7">
          <svg:title/>
          <svg:desc/>
          <text:p text:style-name="a353" text:class-names="" text:cond-style-name=""><text:span text:style-name="a352" text:class-names="">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609in" svg:y="2.97789in" svg:width="0.95514in" svg:height="0.30293in" draw:id="id71" draw:style-name="a357" draw:name="Rectangle 8">
          <svg:title/>
          <svg:desc/>
          <text:p text:style-name="a356" text:class-names="" text:cond-style-name=""><text:span text:style-name="a355" text:class-names="">V Variabl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3879in" svg:y="3.75075in" svg:width="0.85657in" svg:height="0.30293in" draw:id="id72" draw:style-name="a360" draw:name="Rectangle 9">
          <svg:title/>
          <svg:desc/>
          <text:p text:style-name="a359" text:class-names="" text:cond-style-name=""><text:span text:style-name="a358" text:class-names="">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3846in" svg:y="2.03365in" svg:width="2.36119in" svg:height="0.50488in" draw:id="id73" draw:style-name="a365" draw:name="Rectangle 10">
          <svg:title/>
          <svg:desc/>
          <text:p text:style-name="a362" text:class-names="" text:cond-style-name=""><text:span text:style-name="a361" text:class-names="">X Input Shape = (N, T, V)</text:span></text:p>
          <text:p text:style-name="a364" text:class-names="" text:cond-style-name=""><text:span text:style-name="a363" text:class-names="">At each timestep x(t) = (N, V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86009in" svg:y="2.98319in" svg:width="0.36652in" svg:height="2.01212in" draw:id="id74" draw:style-name="a368" draw:name="Flowchart: Process 11">
          <svg:title/>
          <svg:desc/>
          <text:p text:style-name="a367" text:class-names="" text:cond-style-name=""><text:span text:style-name="a366" text:class-names=""/></text:p>
          <draw:enhanced-geometry xmlns:dr3d="urn:oasis:names:tc:opendocument:xmlns:dr3d:1.0" draw:type="non-primitive" svg:viewBox="0 0 1 1" draw:enhanced-path="M ?f0 ?f0 L ?f1 ?f0 ?f1 ?f1 ?f0 ?f1 Z N" draw:text-areas="?f3 ?f3 ?f4 ?f4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svg:x="2.32394in" svg:y="4.69105in" svg:width="1.34452in" svg:height="0.50488in" draw:id="id75" draw:style-name="a373" draw:name="Rectangle 12">
          <svg:title/>
          <svg:desc/>
          <text:p text:style-name="a372" text:class-names="" text:cond-style-name=""><text:span text:style-name="a369" text:class-names="">Internal weights:<text:s text:c="1"/></text:span><draw:frame draw:style-name="a370" text:anchor-type="as-char" svg:x="1173.95778in" svg:y="0in" svg:width="0.46986in" svg:height="0.3in" style:rel-width="scale" style:rel-height="scale"><draw:object xlink:href="Object 1/" xlink:type="simple" xlink:show="embed" xlink:actuate="onLoad"/></draw:frame><text:span text:style-name="a371" text:class-names="">=(V, R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0467in" svg:y="3.37624in" svg:width="0.72308in" svg:height="0.30293in" draw:id="id76" draw:style-name="a376" draw:name="Rectangle 13">
          <svg:title/>
          <svg:desc/>
          <text:p text:style-name="a375" text:class-names="" text:cond-style-name=""><text:span text:style-name="a374" text:class-names="">PCA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6486in" svg:y="3.67917in" svg:width="1.07879in" svg:height="0.30293in" draw:id="id77" draw:style-name="a379" draw:name="Rectangle 14">
          <svg:title/>
          <svg:desc/>
          <text:p text:style-name="a378" text:class-names="" text:cond-style-name=""><text:span text:style-name="a377" text:class-names="">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2778in" svg:y="2.80179in" svg:width="1.21818in" svg:height="1.4303in" draw:id="id78" draw:style-name="a382" draw:name="Flowchart: Process 16">
          <svg:title/>
          <svg:desc/>
          <text:p text:style-name="a381" text:class-names="" text:cond-style-name=""><text:span text:style-name="a380" text:class-names=""/></text:p>
          <draw:enhanced-geometry xmlns:dr3d="urn:oasis:names:tc:opendocument:xmlns:dr3d:1.0" draw:type="non-primitive" svg:viewBox="0 0 1 1" draw:enhanced-path="M ?f0 ?f0 L ?f1 ?f0 ?f1 ?f1 ?f0 ?f1 Z N" draw:text-areas="?f3 ?f3 ?f4 ?f4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svg:x="6.34293in" svg:y="3.04238in" svg:width="1.12424in" svg:height="1.33728in" draw:id="id79" draw:style-name="a385" draw:name="Flowchart: Process 17">
          <svg:title/>
          <svg:desc/>
          <text:p text:style-name="a384" text:class-names="" text:cond-style-name=""><text:span text:style-name="a383" text:class-names=""/></text:p>
          <draw:enhanced-geometry xmlns:dr3d="urn:oasis:names:tc:opendocument:xmlns:dr3d:1.0" draw:type="non-primitive" svg:viewBox="0 0 1 1" draw:enhanced-path="M ?f0 ?f0 L ?f1 ?f0 ?f1 ?f1 ?f0 ?f1 Z N" draw:text-areas="?f3 ?f3 ?f4 ?f4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svg:x="6.13988in" svg:y="3.21913in" svg:width="1.07879in" svg:height="1.46427in" draw:id="id80" draw:style-name="a388" draw:name="Flowchart: Process 18">
          <svg:title/>
          <svg:desc/>
          <text:p text:style-name="a387" text:class-names="" text:cond-style-name=""><text:span text:style-name="a386" text:class-names=""/></text:p>
          <draw:enhanced-geometry xmlns:dr3d="urn:oasis:names:tc:opendocument:xmlns:dr3d:1.0" draw:type="non-primitive" svg:viewBox="0 0 1 1" draw:enhanced-path="M ?f0 ?f0 L ?f1 ?f0 ?f1 ?f1 ?f0 ?f1 Z N" draw:text-areas="?f3 ?f3 ?f4 ?f4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svg:x="0.13278in" svg:y="3.8671in" svg:width="1.34452in" svg:height="0.30293in" draw:id="id81" draw:style-name="a391" draw:name="Rectangle 22">
          <svg:title/>
          <svg:desc/>
          <text:p text:style-name="a390" text:class-names="" text:cond-style-name=""><text:span text:style-name="a389" text:class-names="">N observation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20606in" svg:y="4.63786in" svg:width="0.79966in" svg:height="0.30293in" draw:id="id82" draw:style-name="a394" draw:name="Rectangle 23">
          <svg:title/>
          <svg:desc/>
          <text:p text:style-name="a393" text:class-names="" text:cond-style-name=""><text:span text:style-name="a392" text:class-names="">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6909in" svg:y="2.59257in" svg:width="1.98208in" svg:height="0.50488in" draw:id="id83" draw:style-name="a399" draw:name="Rectangle 24">
          <svg:title/>
          <svg:desc/>
          <text:p text:style-name="a396" text:class-names="" text:cond-style-name=""><text:span text:style-name="a395" text:class-names="">R or</text:span></text:p>
          <text:p text:style-name="a398" text:class-names="" text:cond-style-name=""><text:span text:style-name="a397" text:class-names="">2R for bidirectiona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9165in" svg:y="2.13854in" svg:width="1.59953in" svg:height="0.30293in" draw:id="id84" draw:style-name="a402" draw:name="Rectangle 25">
          <svg:title/>
          <svg:desc/>
          <text:p text:style-name="a401" text:class-names="" text:cond-style-name=""><text:span text:style-name="a400" text:class-names="">H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121in" svg:y="3.77375in" svg:width="0.87528in" svg:height="0.30293in" draw:id="id85" draw:style-name="a405" draw:name="Rectangle 26">
          <svg:title/>
          <svg:desc/>
          <text:p text:style-name="a404" text:class-names="" text:cond-style-name=""><text:span text:style-name="a403" text:class-names="">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198in" svg:y="2.82479in" svg:width="1.21818in" svg:height="1.4303in" draw:id="id86" draw:style-name="a408" draw:name="Flowchart: Process 27">
          <svg:title/>
          <svg:desc/>
          <text:p text:style-name="a407" text:class-names="" text:cond-style-name=""><text:span text:style-name="a406" text:class-names=""/></text:p>
          <draw:enhanced-geometry xmlns:dr3d="urn:oasis:names:tc:opendocument:xmlns:dr3d:1.0" draw:type="non-primitive" svg:viewBox="0 0 1 1" draw:enhanced-path="M ?f0 ?f0 L ?f1 ?f0 ?f1 ?f1 ?f0 ?f1 Z N" draw:text-areas="?f3 ?f3 ?f4 ?f4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svg:x="8.63495in" svg:y="3.06538in" svg:width="1.12424in" svg:height="1.33728in" draw:id="id87" draw:style-name="a411" draw:name="Flowchart: Process 28">
          <svg:title/>
          <svg:desc/>
          <text:p text:style-name="a410" text:class-names="" text:cond-style-name=""><text:span text:style-name="a409" text:class-names=""/></text:p>
          <draw:enhanced-geometry xmlns:dr3d="urn:oasis:names:tc:opendocument:xmlns:dr3d:1.0" draw:type="non-primitive" svg:viewBox="0 0 1 1" draw:enhanced-path="M ?f0 ?f0 L ?f1 ?f0 ?f1 ?f1 ?f0 ?f1 Z N" draw:text-areas="?f3 ?f3 ?f4 ?f4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svg:x="8.44404in" svg:y="3.30597in" svg:width="1.07879in" svg:height="1.46427in" draw:id="id88" draw:style-name="a414" draw:name="Flowchart: Process 29">
          <svg:title/>
          <svg:desc/>
          <text:p text:style-name="a413" text:class-names="" text:cond-style-name=""><text:span text:style-name="a412" text:class-names=""/></text:p>
          <draw:enhanced-geometry xmlns:dr3d="urn:oasis:names:tc:opendocument:xmlns:dr3d:1.0" draw:type="non-primitive" svg:viewBox="0 0 1 1" draw:enhanced-path="M ?f0 ?f0 L ?f1 ?f0 ?f1 ?f1 ?f0 ?f1 Z N" draw:text-areas="?f3 ?f3 ?f4 ?f4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svg:x="10.28928in" svg:y="3.78304in" svg:width="0.64083in" svg:height="0.30293in" draw:id="id89" draw:style-name="a417" draw:name="Rectangle 30">
          <svg:title/>
          <svg:desc/>
          <text:p text:style-name="a416" text:class-names="" text:cond-style-name=""><text:span text:style-name="a415" text:class-names="">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13851in" svg:y="2.7173in" svg:width="0.71143in" svg:height="0.30293in" draw:id="id90" draw:style-name="a420" draw:name="Rectangle 31">
          <svg:title/>
          <svg:desc/>
          <text:p text:style-name="a419" text:class-names="" text:cond-style-name=""><text:span text:style-name="a418" text:class-names="">D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6311in" svg:y="2.11422in" svg:width="1.59953in" svg:height="0.30293in" draw:id="id91" draw:style-name="a423" draw:name="Rectangle 32">
          <svg:title/>
          <svg:desc/>
          <text:p text:style-name="a422" text:class-names="" text:cond-style-name=""><text:span text:style-name="a421" text:class-names="">H after PCA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2018in" svg:y="3.05966in" svg:width="1.84146in" svg:height="1.54875in" draw:id="id92" draw:style-name="a426" draw:name="Flowchart: Process 33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type="non-primitive" svg:viewBox="0 0 1 1" draw:enhanced-path="M ?f0 ?f0 L ?f1 ?f0 ?f1 ?f1 ?f0 ?f1 Z N" draw:text-areas="?f3 ?f3 ?f4 ?f4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svg:x="12.49069in" svg:y="3.76084in" svg:width="0.49045in" svg:height="0.30293in" draw:id="id93" draw:style-name="a429" draw:name="Rectangle 34">
          <svg:title/>
          <svg:desc/>
          <text:p text:style-name="a428" text:class-names="" text:cond-style-name=""><text:span text:style-name="a427" text:class-names="">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2018in" svg:y="2.20676in" svg:width="2.01315in" svg:height="0.39696in" draw:id="id94" draw:style-name="a434" draw:name="Rectangle 35">
          <svg:title/>
          <svg:desc/>
          <text:p text:style-name="a433" text:class-names="" text:cond-style-name=""><text:span text:style-name="a430" text:class-names="">Reservoir:<text:s text:c="1"/></text:span><draw:frame draw:style-name="a431" text:anchor-type="as-char" svg:x="1174.00924in" svg:y="0in" svg:width="0.36694in" svg:height="0.3in" style:rel-width="scale" style:rel-height="scale"><draw:object xlink:href="Object 2/" xlink:type="simple" xlink:show="embed" xlink:actuate="onLoad"/></draw:frame><text:span text:style-name="a432" text:class-names="">=(R, R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11815in" svg:y="2.34977in" svg:width="1.59953in" svg:height="0.30293in" draw:id="id95" draw:style-name="a437" draw:name="Rectangle 36">
          <svg:title/>
          <svg:desc/>
          <text:p text:style-name="a436" text:class-names="" text:cond-style-name=""><text:span text:style-name="a435" text:class-names="">Outpu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69965in" svg:y1="3.91231in" svg:x2="3.49196in" svg:y2="3.91231in" draw:id="id96" draw:style-name="a439" draw:name="Straight Arrow Connector 38">
          <svg:title/>
          <svg:desc/>
        </draw:connector>
        <draw:connector draw:type="line" svg:x1="5.586in" svg:y1="3.85519in" svg:x2="5.97765in" svg:y2="3.84407in" draw:id="id97" draw:style-name="a441" draw:name="Straight Arrow Connector 40">
          <svg:title/>
          <svg:desc/>
        </draw:connector>
        <draw:connector draw:type="line" svg:x1="7.74596in" svg:y1="3.73402in" svg:x2="8.27789in" svg:y2="3.73402in" draw:id="id98" draw:style-name="a443" draw:name="Straight Arrow Connector 42">
          <svg:title/>
          <svg:desc/>
        </draw:connector>
        <draw:connector draw:type="line" svg:x1="12.06504in" svg:y1="3.92214in" svg:x2="12.64534in" svg:y2="3.92214in" draw:id="id99" draw:style-name="a445" draw:name="Straight Arrow Connector 46">
          <svg:title/>
          <svg:desc/>
        </draw:connector>
        <draw:custom-shape svg:width="0.14754in" svg:height="2.44823in" draw:id="id100" draw:style-name="a448" draw:transform="translate(-0.07377in -1.22411in) rotate(-1.5708) translate(12.00249in 5.42742in)" draw:name="Right Brace 47">
          <svg:title/>
          <svg:desc/>
          <text:p text:style-name="a447" text:class-names="" text:cond-style-name=""><text:span text:style-name="a446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?f24 / 2"/>
            <draw:equation draw:name="f26" draw:formula="min(?f24, ?f23)"/>
            <draw:equation draw:name="f27" draw:formula="?f23 * ?f14"/>
            <draw:equation draw:name="f28" draw:formula="?f11 + ?f25"/>
            <draw:equation draw:name="f29" draw:formula="?f26 * ?f13"/>
            <draw:equation draw:name="f30" draw:formula="?f27 / 100000"/>
            <draw:equation draw:name="f31" draw:formula="?f15 - ?f2"/>
            <draw:equation draw:name="f32" draw:formula="?f25 * ?f20"/>
            <draw:equation draw:name="f33" draw:formula="?f29 / 100000"/>
            <draw:equation draw:name="f34" draw:formula="?f31 + ?f2"/>
            <draw:equation draw:name="f35" draw:formula="?f34 * ?f10 / ?f1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0 - ?f33"/>
            <draw:equation draw:name="f44" draw:formula="?f22 - ?f33"/>
            <draw:equation draw:name="f45" draw:formula="?f33 * ?f20"/>
            <draw:equation draw:name="f46" draw:formula="?f39 * ?f25"/>
            <draw:equation draw:name="f47" draw:formula="?f42 * ?f33"/>
            <draw:equation draw:name="f48" draw:formula="?f11 + ?f46"/>
            <draw:equation draw:name="f49" draw:formula="?f33 - ?f47"/>
            <draw:equation draw:name="f50" draw:formula="?f22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45"/>
            <draw:equation draw:name="f66" draw:formula="sqrt(?f62 * ?f62 + ?f65 * ?f65 + 0 * 0)"/>
            <draw:equation draw:name="f67" draw:formula="?f32 * ?f45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45"/>
            <draw:equation draw:name="f74" draw:formula="?f69 + ?f32"/>
            <draw:equation draw:name="f75" draw:formula="?f71 + ?f45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45"/>
            <draw:equation draw:name="f85" draw:formula="sqrt(?f81 * ?f81 + ?f84 * ?f84 + 0 * 0)"/>
            <draw:equation draw:name="f86" draw:formula="?f32 * ?f45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45"/>
            <draw:equation draw:name="f113" draw:formula="sqrt(?f109 * ?f109 + ?f112 * ?f112 + 0 * 0)"/>
            <draw:equation draw:name="f114" draw:formula="?f32 * ?f45 / ?f113"/>
            <draw:equation draw:name="f115" draw:formula="?f111 * ?f114"/>
            <draw:equation draw:name="f116" draw:formula="?f28 - ?f115"/>
            <draw:equation draw:name="f117" draw:formula="?f108 * ?f114"/>
            <draw:equation draw:name="f118" draw:formula="?f43 - ?f117"/>
            <draw:equation draw:name="f119" draw:formula="?f116 - ?f32"/>
            <draw:equation draw:name="f120" draw:formula="?f118 - ?f45"/>
            <draw:equation draw:name="f121" draw:formula="?f116 + ?f32"/>
            <draw:equation draw:name="f122" draw:formula="?f118 + ?f45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45"/>
            <draw:equation draw:name="f132" draw:formula="sqrt(?f128 * ?f128 + ?f131 * ?f131 + 0 * 0)"/>
            <draw:equation draw:name="f133" draw:formula="?f32 * ?f45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8, ?f119)"/>
            <draw:equation draw:name="f139" draw:formula="if(?f102, ?f43, ?f120)"/>
            <draw:equation draw:name="f140" draw:formula="if(?f102, ?f28, ?f121)"/>
            <draw:equation draw:name="f141" draw:formula="if(?f102, ?f43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45"/>
            <draw:equation draw:name="f151" draw:formula="?f147 + ?f32"/>
            <draw:equation draw:name="f152" draw:formula="?f148 + ?f45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45"/>
            <draw:equation draw:name="f162" draw:formula="sqrt(?f158 * ?f158 + ?f161 * ?f161 + 0 * 0)"/>
            <draw:equation draw:name="f163" draw:formula="?f32 * ?f45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45"/>
            <draw:equation draw:name="f186" draw:formula="sqrt(?f182 * ?f182 + ?f185 * ?f185 + 0 * 0)"/>
            <draw:equation draw:name="f187" draw:formula="?f32 * ?f45 / ?f186"/>
            <draw:equation draw:name="f188" draw:formula="?f184 * ?f187"/>
            <draw:equation draw:name="f189" draw:formula="?f28 - ?f188"/>
            <draw:equation draw:name="f190" draw:formula="?f181 * ?f187"/>
            <draw:equation draw:name="f191" draw:formula="?f44 - ?f190"/>
            <draw:equation draw:name="f192" draw:formula="?f189 - ?f32"/>
            <draw:equation draw:name="f193" draw:formula="?f191 - ?f45"/>
            <draw:equation draw:name="f194" draw:formula="?f189 + ?f32"/>
            <draw:equation draw:name="f195" draw:formula="?f191 + ?f45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45"/>
            <draw:equation draw:name="f205" draw:formula="sqrt(?f201 * ?f201 + ?f204 * ?f204 + 0 * 0)"/>
            <draw:equation draw:name="f206" draw:formula="?f32 * ?f45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8, ?f192)"/>
            <draw:equation draw:name="f212" draw:formula="if(?f55, ?f44, ?f193)"/>
            <draw:equation draw:name="f213" draw:formula="if(?f55, ?f28, ?f194)"/>
            <draw:equation draw:name="f214" draw:formula="if(?f55, ?f44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custom-shape svg:width="0.46582in" svg:height="7.92771in" draw:id="id101" draw:style-name="a451" draw:transform="translate(-0.23291in -3.96385in) rotate(-1.5708) translate(4.29925in 5.38067in)" draw:name="Right Brace 48">
          <svg:title/>
          <svg:desc/>
          <text:p text:style-name="a450" text:class-names="" text:cond-style-name=""><text:span text:style-name="a449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0 ?f91 ?f92 ?f93 ?f11 ?f11 ?f87 ?f89  W ?f94 ?f95 ?f96 ?f97 ?f11 ?f11 ?f87 ?f89 L ?f27 ?f42 A ?f137 ?f138 ?f139 ?f140 ?f27 ?f42 ?f134 ?f136  W ?f141 ?f142 ?f143 ?f144 ?f27 ?f42 ?f134 ?f136 A ?f167 ?f168 ?f169 ?f170 ?f134 ?f136 ?f164 ?f166  W ?f171 ?f172 ?f173 ?f174 ?f134 ?f136 ?f164 ?f166 L ?f27 ?f43 A ?f210 ?f211 ?f212 ?f213 ?f27 ?f43 ?f207 ?f209  W ?f214 ?f215 ?f216 ?f217 ?f27 ?f43 ?f207 ?f209 Z N F M ?f11 ?f11 A ?f90 ?f91 ?f92 ?f93 ?f11 ?f11 ?f87 ?f89  W ?f94 ?f95 ?f96 ?f97 ?f11 ?f11 ?f87 ?f89 L ?f27 ?f42 A ?f137 ?f138 ?f139 ?f140 ?f27 ?f42 ?f134 ?f136  W ?f141 ?f142 ?f143 ?f144 ?f27 ?f42 ?f134 ?f136 A ?f167 ?f168 ?f169 ?f170 ?f134 ?f136 ?f164 ?f166  W ?f171 ?f172 ?f173 ?f174 ?f134 ?f136 ?f164 ?f166 L ?f27 ?f43 A ?f210 ?f211 ?f212 ?f213 ?f27 ?f43 ?f207 ?f209  W ?f214 ?f215 ?f216 ?f217 ?f27 ?f43 ?f207 ?f209 N" draw:text-areas="?f11 ?f48 ?f47 ?f50" draw:glue-points="?f11 ?f11 ?f20 ?f29 ?f11 ?f21" draw:glue-point-leaving-directions="-180, -270, -360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49145"/>
            <draw:equation draw:name="f14" draw:formula="2700000 + ?f2"/>
            <draw:equation draw:name="f15" draw:formula="?f8 / 21600"/>
            <draw:equation draw:name="f16" draw:formula="?f7 / 21600"/>
            <draw:equation draw:name="f17" draw:formula="21600 * ?f8"/>
            <draw:equation draw:name="f18" draw:formula="21600 * ?f7"/>
            <draw:equation draw:name="f19" draw:formula="min(?f16, ?f15)"/>
            <draw:equation draw:name="f20" draw:formula="?f17 / ?f9"/>
            <draw:equation draw:name="f21" draw:formula="?f18 / ?f9"/>
            <draw:equation draw:name="f22" draw:formula="?f21 - ?f11"/>
            <draw:equation draw:name="f23" draw:formula="?f20 - ?f11"/>
            <draw:equation draw:name="f24" draw:formula="?f23 / 2"/>
            <draw:equation draw:name="f25" draw:formula="min(?f23, ?f22)"/>
            <draw:equation draw:name="f26" draw:formula="?f22 * ?f13"/>
            <draw:equation draw:name="f27" draw:formula="?f11 + ?f24"/>
            <draw:equation draw:name="f28" draw:formula="?f25 * ?f11"/>
            <draw:equation draw:name="f29" draw:formula="?f26 / 100000"/>
            <draw:equation draw:name="f30" draw:formula="?f14 - ?f2"/>
            <draw:equation draw:name="f31" draw:formula="?f24 * ?f19"/>
            <draw:equation draw:name="f32" draw:formula="?f28 / 100000"/>
            <draw:equation draw:name="f33" draw:formula="?f30 + ?f2"/>
            <draw:equation draw:name="f34" draw:formula="?f33 * ?f10 / ?f1"/>
            <draw:equation draw:name="f35" draw:formula="0 - ?f34"/>
            <draw:equation draw:name="f36" draw:formula="sin(?f35)"/>
            <draw:equation draw:name="f37" draw:formula="0 - ?f36"/>
            <draw:equation draw:name="f38" draw:formula="?f37"/>
            <draw:equation draw:name="f39" draw:formula="cos(?f35)"/>
            <draw:equation draw:name="f40" draw:formula="0 - ?f39"/>
            <draw:equation draw:name="f41" draw:formula="?f40"/>
            <draw:equation draw:name="f42" draw:formula="?f29 - ?f32"/>
            <draw:equation draw:name="f43" draw:formula="?f21 - ?f32"/>
            <draw:equation draw:name="f44" draw:formula="?f32 * ?f19"/>
            <draw:equation draw:name="f45" draw:formula="?f38 * ?f24"/>
            <draw:equation draw:name="f46" draw:formula="?f41 * ?f32"/>
            <draw:equation draw:name="f47" draw:formula="?f11 + ?f45"/>
            <draw:equation draw:name="f48" draw:formula="?f32 - ?f46"/>
            <draw:equation draw:name="f49" draw:formula="?f21 + ?f46"/>
            <draw:equation draw:name="f50" draw:formula="?f49 - ?f32"/>
            <draw:equation draw:name="f51" draw:formula="21550000 - ?f2"/>
            <draw:equation draw:name="f52" draw:formula="if(?f51, ?f2, 21550000)"/>
            <draw:equation draw:name="f53" draw:formula="-21550000 - ?f52"/>
            <draw:equation draw:name="f54" draw:formula="if(?f53, -21550000, ?f52)"/>
            <draw:equation draw:name="f55" draw:formula="?f0 + ?f54"/>
            <draw:equation draw:name="f56" draw:formula="?f0 + ?f2"/>
            <draw:equation draw:name="f57" draw:formula="?f56 * ?f10 / ?f1"/>
            <draw:equation draw:name="f58" draw:formula="0 - ?f57"/>
            <draw:equation draw:name="f59" draw:formula="cos(?f58)"/>
            <draw:equation draw:name="f60" draw:formula="0 - ?f59"/>
            <draw:equation draw:name="f61" draw:formula="?f60 * ?f31"/>
            <draw:equation draw:name="f62" draw:formula="sin(?f58)"/>
            <draw:equation draw:name="f63" draw:formula="0 - ?f62"/>
            <draw:equation draw:name="f64" draw:formula="?f63 * ?f44"/>
            <draw:equation draw:name="f65" draw:formula="sqrt(?f61 * ?f61 + ?f64 * ?f64 + 0 * 0)"/>
            <draw:equation draw:name="f66" draw:formula="?f31 * ?f44 / ?f65"/>
            <draw:equation draw:name="f67" draw:formula="?f63 * ?f66"/>
            <draw:equation draw:name="f68" draw:formula="?f11 - ?f67"/>
            <draw:equation draw:name="f69" draw:formula="?f60 * ?f66"/>
            <draw:equation draw:name="f70" draw:formula="?f11 - ?f69"/>
            <draw:equation draw:name="f71" draw:formula="?f68 - ?f31"/>
            <draw:equation draw:name="f72" draw:formula="?f70 - ?f44"/>
            <draw:equation draw:name="f73" draw:formula="?f68 + ?f31"/>
            <draw:equation draw:name="f74" draw:formula="?f70 + ?f44"/>
            <draw:equation draw:name="f75" draw:formula="?f55 + ?f2"/>
            <draw:equation draw:name="f76" draw:formula="?f75 * ?f10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31"/>
            <draw:equation draw:name="f81" draw:formula="sin(?f77)"/>
            <draw:equation draw:name="f82" draw:formula="0 - ?f81"/>
            <draw:equation draw:name="f83" draw:formula="?f82 * ?f44"/>
            <draw:equation draw:name="f84" draw:formula="sqrt(?f80 * ?f80 + ?f83 * ?f83 + 0 * 0)"/>
            <draw:equation draw:name="f85" draw:formula="?f31 * ?f44 / ?f84"/>
            <draw:equation draw:name="f86" draw:formula="?f82 * ?f85"/>
            <draw:equation draw:name="f87" draw:formula="?f68 + ?f86"/>
            <draw:equation draw:name="f88" draw:formula="?f79 * ?f85"/>
            <draw:equation draw:name="f89" draw:formula="?f70 + ?f88"/>
            <draw:equation draw:name="f90" draw:formula="if(?f54, ?f11, ?f71)"/>
            <draw:equation draw:name="f91" draw:formula="if(?f54, ?f11, ?f72)"/>
            <draw:equation draw:name="f92" draw:formula="if(?f54, ?f11, ?f73)"/>
            <draw:equation draw:name="f93" draw:formula="if(?f54, ?f11, ?f74)"/>
            <draw:equation draw:name="f94" draw:formula="if(?f54, ?f71, ?f87)"/>
            <draw:equation draw:name="f95" draw:formula="if(?f54, ?f72, ?f89)"/>
            <draw:equation draw:name="f96" draw:formula="if(?f54, ?f73, ?f87)"/>
            <draw:equation draw:name="f97" draw:formula="if(?f54, ?f74, ?f89)"/>
            <draw:equation draw:name="f98" draw:formula="21550000 - ?f12"/>
            <draw:equation draw:name="f99" draw:formula="if(?f98, ?f12, 21550000)"/>
            <draw:equation draw:name="f100" draw:formula="-21550000 - ?f99"/>
            <draw:equation draw:name="f101" draw:formula="if(?f100, -21550000, ?f99)"/>
            <draw:equation draw:name="f102" draw:formula="?f1 + ?f101"/>
            <draw:equation draw:name="f103" draw:formula="?f1 + ?f2"/>
            <draw:equation draw:name="f104" draw:formula="?f103 * ?f10 / ?f1"/>
            <draw:equation draw:name="f105" draw:formula="0 - ?f104"/>
            <draw:equation draw:name="f106" draw:formula="cos(?f105)"/>
            <draw:equation draw:name="f107" draw:formula="0 - ?f106"/>
            <draw:equation draw:name="f108" draw:formula="?f107 * ?f31"/>
            <draw:equation draw:name="f109" draw:formula="sin(?f105)"/>
            <draw:equation draw:name="f110" draw:formula="0 - ?f109"/>
            <draw:equation draw:name="f111" draw:formula="?f110 * ?f44"/>
            <draw:equation draw:name="f112" draw:formula="sqrt(?f108 * ?f108 + ?f111 * ?f111 + 0 * 0)"/>
            <draw:equation draw:name="f113" draw:formula="?f31 * ?f44 / ?f112"/>
            <draw:equation draw:name="f114" draw:formula="?f110 * ?f113"/>
            <draw:equation draw:name="f115" draw:formula="?f27 - ?f114"/>
            <draw:equation draw:name="f116" draw:formula="?f107 * ?f113"/>
            <draw:equation draw:name="f117" draw:formula="?f42 - ?f116"/>
            <draw:equation draw:name="f118" draw:formula="?f115 - ?f31"/>
            <draw:equation draw:name="f119" draw:formula="?f117 - ?f44"/>
            <draw:equation draw:name="f120" draw:formula="?f115 + ?f31"/>
            <draw:equation draw:name="f121" draw:formula="?f117 + ?f44"/>
            <draw:equation draw:name="f122" draw:formula="?f102 + ?f2"/>
            <draw:equation draw:name="f123" draw:formula="?f122 * ?f10 / ?f1"/>
            <draw:equation draw:name="f124" draw:formula="0 - ?f123"/>
            <draw:equation draw:name="f125" draw:formula="cos(?f124)"/>
            <draw:equation draw:name="f126" draw:formula="0 - ?f125"/>
            <draw:equation draw:name="f127" draw:formula="?f126 * ?f31"/>
            <draw:equation draw:name="f128" draw:formula="sin(?f124)"/>
            <draw:equation draw:name="f129" draw:formula="0 - ?f128"/>
            <draw:equation draw:name="f130" draw:formula="?f129 * ?f44"/>
            <draw:equation draw:name="f131" draw:formula="sqrt(?f127 * ?f127 + ?f130 * ?f130 + 0 * 0)"/>
            <draw:equation draw:name="f132" draw:formula="?f31 * ?f44 / ?f131"/>
            <draw:equation draw:name="f133" draw:formula="?f129 * ?f132"/>
            <draw:equation draw:name="f134" draw:formula="?f115 + ?f133"/>
            <draw:equation draw:name="f135" draw:formula="?f126 * ?f132"/>
            <draw:equation draw:name="f136" draw:formula="?f117 + ?f135"/>
            <draw:equation draw:name="f137" draw:formula="if(?f101, ?f27, ?f118)"/>
            <draw:equation draw:name="f138" draw:formula="if(?f101, ?f42, ?f119)"/>
            <draw:equation draw:name="f139" draw:formula="if(?f101, ?f27, ?f120)"/>
            <draw:equation draw:name="f140" draw:formula="if(?f101, ?f42, ?f121)"/>
            <draw:equation draw:name="f141" draw:formula="if(?f101, ?f118, ?f134)"/>
            <draw:equation draw:name="f142" draw:formula="if(?f101, ?f119, ?f136)"/>
            <draw:equation draw:name="f143" draw:formula="if(?f101, ?f120, ?f134)"/>
            <draw:equation draw:name="f144" draw:formula="if(?f101, ?f121, ?f136)"/>
            <draw:equation draw:name="f145" draw:formula="?f0 + ?f101"/>
            <draw:equation draw:name="f146" draw:formula="?f134 - ?f67"/>
            <draw:equation draw:name="f147" draw:formula="?f136 - ?f69"/>
            <draw:equation draw:name="f148" draw:formula="?f146 - ?f31"/>
            <draw:equation draw:name="f149" draw:formula="?f147 - ?f44"/>
            <draw:equation draw:name="f150" draw:formula="?f146 + ?f31"/>
            <draw:equation draw:name="f151" draw:formula="?f147 + ?f44"/>
            <draw:equation draw:name="f152" draw:formula="?f145 + ?f2"/>
            <draw:equation draw:name="f153" draw:formula="?f152 * ?f10 / ?f1"/>
            <draw:equation draw:name="f154" draw:formula="0 - ?f153"/>
            <draw:equation draw:name="f155" draw:formula="cos(?f154)"/>
            <draw:equation draw:name="f156" draw:formula="0 - ?f155"/>
            <draw:equation draw:name="f157" draw:formula="?f156 * ?f31"/>
            <draw:equation draw:name="f158" draw:formula="sin(?f154)"/>
            <draw:equation draw:name="f159" draw:formula="0 - ?f158"/>
            <draw:equation draw:name="f160" draw:formula="?f159 * ?f44"/>
            <draw:equation draw:name="f161" draw:formula="sqrt(?f157 * ?f157 + ?f160 * ?f160 + 0 * 0)"/>
            <draw:equation draw:name="f162" draw:formula="?f31 * ?f44 / ?f161"/>
            <draw:equation draw:name="f163" draw:formula="?f159 * ?f162"/>
            <draw:equation draw:name="f164" draw:formula="?f146 + ?f163"/>
            <draw:equation draw:name="f165" draw:formula="?f156 * ?f162"/>
            <draw:equation draw:name="f166" draw:formula="?f147 + ?f165"/>
            <draw:equation draw:name="f167" draw:formula="if(?f101, ?f134, ?f148)"/>
            <draw:equation draw:name="f168" draw:formula="if(?f101, ?f136, ?f149)"/>
            <draw:equation draw:name="f169" draw:formula="if(?f101, ?f134, ?f150)"/>
            <draw:equation draw:name="f170" draw:formula="if(?f101, ?f136, ?f151)"/>
            <draw:equation draw:name="f171" draw:formula="if(?f101, ?f148, ?f164)"/>
            <draw:equation draw:name="f172" draw:formula="if(?f101, ?f149, ?f166)"/>
            <draw:equation draw:name="f173" draw:formula="if(?f101, ?f150, ?f164)"/>
            <draw:equation draw:name="f174" draw:formula="if(?f101, ?f151, ?f166)"/>
            <draw:equation draw:name="f175" draw:formula="?f11 + ?f54"/>
            <draw:equation draw:name="f176" draw:formula="?f11 + ?f2"/>
            <draw:equation draw:name="f177" draw:formula="?f176 * ?f10 / ?f1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31"/>
            <draw:equation draw:name="f182" draw:formula="sin(?f178)"/>
            <draw:equation draw:name="f183" draw:formula="0 - ?f182"/>
            <draw:equation draw:name="f184" draw:formula="?f183 * ?f44"/>
            <draw:equation draw:name="f185" draw:formula="sqrt(?f181 * ?f181 + ?f184 * ?f184 + 0 * 0)"/>
            <draw:equation draw:name="f186" draw:formula="?f31 * ?f44 / ?f185"/>
            <draw:equation draw:name="f187" draw:formula="?f183 * ?f186"/>
            <draw:equation draw:name="f188" draw:formula="?f27 - ?f187"/>
            <draw:equation draw:name="f189" draw:formula="?f180 * ?f186"/>
            <draw:equation draw:name="f190" draw:formula="?f43 - ?f189"/>
            <draw:equation draw:name="f191" draw:formula="?f188 - ?f31"/>
            <draw:equation draw:name="f192" draw:formula="?f190 - ?f44"/>
            <draw:equation draw:name="f193" draw:formula="?f188 + ?f31"/>
            <draw:equation draw:name="f194" draw:formula="?f190 + ?f44"/>
            <draw:equation draw:name="f195" draw:formula="?f175 + ?f2"/>
            <draw:equation draw:name="f196" draw:formula="?f195 * ?f10 / ?f1"/>
            <draw:equation draw:name="f197" draw:formula="0 - ?f196"/>
            <draw:equation draw:name="f198" draw:formula="cos(?f197)"/>
            <draw:equation draw:name="f199" draw:formula="0 - ?f198"/>
            <draw:equation draw:name="f200" draw:formula="?f199 * ?f31"/>
            <draw:equation draw:name="f201" draw:formula="sin(?f197)"/>
            <draw:equation draw:name="f202" draw:formula="0 - ?f201"/>
            <draw:equation draw:name="f203" draw:formula="?f202 * ?f44"/>
            <draw:equation draw:name="f204" draw:formula="sqrt(?f200 * ?f200 + ?f203 * ?f203 + 0 * 0)"/>
            <draw:equation draw:name="f205" draw:formula="?f31 * ?f44 / ?f204"/>
            <draw:equation draw:name="f206" draw:formula="?f202 * ?f205"/>
            <draw:equation draw:name="f207" draw:formula="?f188 + ?f206"/>
            <draw:equation draw:name="f208" draw:formula="?f199 * ?f205"/>
            <draw:equation draw:name="f209" draw:formula="?f190 + ?f208"/>
            <draw:equation draw:name="f210" draw:formula="if(?f54, ?f27, ?f191)"/>
            <draw:equation draw:name="f211" draw:formula="if(?f54, ?f43, ?f192)"/>
            <draw:equation draw:name="f212" draw:formula="if(?f54, ?f27, ?f193)"/>
            <draw:equation draw:name="f213" draw:formula="if(?f54, ?f43, ?f194)"/>
            <draw:equation draw:name="f214" draw:formula="if(?f54, ?f191, ?f207)"/>
            <draw:equation draw:name="f215" draw:formula="if(?f54, ?f192, ?f209)"/>
            <draw:equation draw:name="f216" draw:formula="if(?f54, ?f193, ?f207)"/>
            <draw:equation draw:name="f217" draw:formula="if(?f54, ?f194, ?f209)"/>
          </draw:enhanced-geometry>
        </draw:custom-shape>
        <draw:custom-shape svg:x="3.14246in" svg:y="5.61263in" svg:width="2.61179in" svg:height="0.30293in" draw:id="id102" draw:style-name="a454" draw:name="Rectangle 49">
          <svg:title/>
          <svg:desc/>
          <text:p text:style-name="a453" text:class-names="" text:cond-style-name=""><text:span text:style-name="a452" text:class-names="">Non trainable weight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75914in" svg:y="5.60868in" svg:width="2.61179in" svg:height="0.30293in" draw:id="id103" draw:style-name="a457" draw:name="Rectangle 50">
          <svg:title/>
          <svg:desc/>
          <text:p text:style-name="a456" text:class-names="" text:cond-style-name=""><text:span text:style-name="a455" text:class-names="">Trainable weight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draw:style-name="a458" draw:name="Picture 51" svg:x="4.71173in" svg:y="6.40172in" svg:width="4.20731in" svg:height="0.59416in" style:rel-width="scale" style:rel-height="scale">
          <draw:image xlink:href="media/image1.png" xlink:type="simple" xlink:show="embed" xlink:actuate="onLoad"/>
          <svg:title/>
          <svg:desc/>
        </draw:frame>
        <draw:custom-shape svg:x="10.77837in" svg:y="3.27716in" svg:width="1.15709in" svg:height="1.23989in" draw:id="id105" draw:style-name="a461" draw:name="Flowchart: Process 55">
          <svg:title/>
          <svg:desc/>
          <text:p text:style-name="a460" text:class-names="" text:cond-style-name=""><text:span text:style-name="a459" text:class-names=""/></text:p>
          <draw:enhanced-geometry xmlns:dr3d="urn:oasis:names:tc:opendocument:xmlns:dr3d:1.0" draw:type="non-primitive" svg:viewBox="0 0 1 1" draw:enhanced-path="M ?f0 ?f0 L ?f1 ?f0 ?f1 ?f1 ?f0 ?f1 Z N" draw:text-areas="?f3 ?f3 ?f4 ?f4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svg:x="10.51862in" svg:y="2.38453in" svg:width="1.59953in" svg:height="0.30293in" draw:id="id106" draw:style-name="a464" draw:name="Rectangle 59">
          <svg:title/>
          <svg:desc/>
          <text:p text:style-name="a463" text:class-names="" text:cond-style-name=""><text:span text:style-name="a462" text:class-names="">Input representa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01358in" svg:y="2.93232in" svg:width="0.68668in" svg:height="0.30293in" draw:id="id107" draw:style-name="a467" draw:name="Rectangle 60">
          <svg:title/>
          <svg:desc/>
          <text:p text:style-name="a466" text:class-names="" text:cond-style-name=""><text:span text:style-name="a465" text:class-names="">*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9.98668in" svg:y1="3.91231in" svg:x2="10.51862in" svg:y2="3.91231in" draw:id="id108" draw:style-name="a469" draw:name="Straight Arrow Connector 61">
          <svg:title/>
          <svg:desc/>
        </draw:connector>
        <draw:custom-shape svg:x="8.62672in" svg:y="4.75931in" svg:width="0.68668in" svg:height="0.30293in" draw:id="id109" draw:style-name="a472" draw:name="Rectangle 63">
          <svg:title/>
          <svg:desc/>
          <text:p text:style-name="a471" text:class-names="" text:cond-style-name=""><text:span text:style-name="a470" text:class-names="">T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42" svg:viewBox="0 0 20 30" svg:d="m10 0-10 30h20z"/>
    <draw:marker draw:name="a438" svg:viewBox="0 0 20 30" svg:d="m10 0-10 30h20z"/>
    <draw:marker draw:name="a444" svg:viewBox="0 0 20 30" svg:d="m10 0-10 30h20z"/>
    <draw:marker draw:name="a468" svg:viewBox="0 0 20 30" svg:d="m10 0-10 30h20z"/>
    <draw:marker draw:name="a440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3/27/2019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3/27/2019</text:date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3/27/2019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3/27/2019</text:date></text:span></text:p>
        </draw:text-box>
        <svg:title/>
        <svg:desc/>
      </draw:frame>
      <draw:frame draw:id="id18" presentation:style-name="a91" draw:name="Footer Placehold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3/27/2019</text:date></text:span></text:p>
        </draw:text-box>
        <svg:title/>
        <svg:desc/>
      </draw:frame>
      <draw:frame draw:id="id24" presentation:style-name="a137" draw:name="Footer Placehold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3/27/2019</text:date></text:span></text:p>
        </draw:text-box>
        <svg:title/>
        <svg:desc/>
      </draw:frame>
      <draw:frame draw:id="id32" presentation:style-name="a191" draw:name="Footer Placehold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3/27/2019</text:date></text:span></text:p>
        </draw:text-box>
        <svg:title/>
        <svg:desc/>
      </draw:frame>
      <draw:frame draw:id="id36" presentation:style-name="a205" draw:name="Footer Placehold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3/27/2019</text:date></text:span></text:p>
        </draw:text-box>
        <svg:title/>
        <svg:desc/>
      </draw:frame>
      <draw:frame draw:id="id39" presentation:style-name="a216" draw:name="Footer Placehold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3/27/2019</text:date></text:span></text:p>
        </draw:text-box>
        <svg:title/>
        <svg:desc/>
      </draw:frame>
      <draw:frame draw:id="id45" presentation:style-name="a250" draw:name="Footer Placehold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 Placehold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3/27/2019</text:date></text:span></text:p>
        </draw:text-box>
        <svg:title/>
        <svg:desc/>
      </draw:frame>
      <draw:frame draw:id="id51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3/27/2019</text:date></text:span></text:p>
        </draw:text-box>
        <svg:title/>
        <svg:desc/>
      </draw:frame>
      <draw:frame draw:id="id56" presentation:style-name="a301" draw:name="Footer Placehold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3/27/2019</text:date></text:span></text:p>
        </draw:text-box>
        <svg:title/>
        <svg:desc/>
      </draw:frame>
      <draw:frame draw:id="id61" presentation:style-name="a331" draw:name="Footer Placehold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madalina ciortan</meta:initial-creator>
    <dc:creator>madalina ciortan</dc:creator>
    <meta:creation-date>2019-03-26T22:34:59Z</meta:creation-date>
    <dc:date>2019-03-27T07:58:01Z</dc:date>
    <meta:editing-cycles>3</meta:editing-cycles>
    <meta:editing-duration>PT4658S</meta:editing-duration>
    <meta:document-statistic meta:paragraph-count="26" meta:word-count="75"/>
  </office:meta>
</office:document-meta>
</file>

<file path=Object 1/content.xml><?xml version="1.0" encoding="utf-8"?>
<mml:math xmlns:mml="http://www.w3.org/1998/Math/MathML" display="block">
  <mml:msub>
    <mml:mi>W</mml:mi>
    <mml:mrow>
      <mml:mi>i</mml:mi>
      <mml:mi>n</mml:mi>
    </mml:mrow>
  </mml:msub>
</mml:math>
</file>

<file path=Object 2/content.xml><?xml version="1.0" encoding="utf-8"?>
<mml:math xmlns:mml="http://www.w3.org/1998/Math/MathML" display="block">
  <mml:msub>
    <mml:mi>W</mml:mi>
    <mml:mi>r</mml:mi>
  </mml:msub>
</mml:math>
</file>